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8.03mm"/>
    </style:style>
    <style:style style:name="co5" style:family="table-column">
      <style:table-column-properties fo:break-before="auto" style:column-width="16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ears</text:p>
          </table:table-cell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ce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rerra</text:p>
          </table:table-cell>
          <table:table-cell office:value-type="string" calcext:value-type="string">
            <text:p>Zelos</text:p>
          </table:table-cell>
          <table:table-cell office:value-type="string" calcext:value-type="string">
            <text:p>https://i1.adis.ws/i/washford/221405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Paradox</text:p>
          </table:table-cell>
          <table:table-cell office:value-type="string" calcext:value-type="string">
            <text:p>https://i1.adis.ws/i/washford/601212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Carrerra</text:p>
          </table:table-cell>
          <table:table-cell office:value-type="string" calcext:value-type="string">
            <text:p>Crixus</text:p>
          </table:table-cell>
          <table:table-cell office:value-type="string" calcext:value-type="string">
            <text:p>https://i1.adis.ws/i/washford/447204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Limba</text:p>
          </table:table-cell>
          <table:table-cell office:value-type="string" calcext:value-type="string">
            <text:p>https://i1.adis.ws/i/washford/445570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ADV 8.8</text:p>
          </table:table-cell>
          <table:table-cell office:value-type="string" calcext:value-type="string">
            <text:p>https://i1.adis.ws/i/washford/528940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ADV 8.9</text:p>
          </table:table-cell>
          <table:table-cell office:value-type="string" calcext:value-type="string">
            <text:p>https://i1.adis.ws/i/washford/526803?w=637&amp;h=40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SLR 8.9</text:p>
          </table:table-cell>
          <table:table-cell office:value-type="string" calcext:value-type="string">
            <text:p>https://i1.adis.ws/i/washford/528908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Nakisi</text:p>
          </table:table-cell>
          <table:table-cell office:value-type="string" calcext:value-type="string">
            <text:p>https://i1.adis.ws/i/washford/445638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SLR 8.6</text:p>
          </table:table-cell>
          <table:table-cell office:value-type="string" calcext:value-type="string">
            <text:p>https://i1.adis.ws/i/washford/529773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rerra</text:p>
          </table:table-cell>
          <table:table-cell office:value-type="string" calcext:value-type="string">
            <text:p>Vanquish</text:p>
          </table:table-cell>
          <table:table-cell office:value-type="string" calcext:value-type="string">
            <text:p>https://i1.adis.ws/i/washford/221462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rerra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https://i1.adis.ws/i/washford/641978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Road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rerra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https://i1.adis.ws/i/washford/221009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Bizango</text:p>
          </table:table-cell>
          <table:table-cell office:value-type="string" calcext:value-type="string">
            <text:p>https://i1.adis.ws/i/washford/448061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Vendetta</text:p>
          </table:table-cell>
          <table:table-cell office:value-type="string" calcext:value-type="string">
            <text:p>https://i1.adis.ws/i/washford/447634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https://i1.adis.ws/i/washford/578903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Minustor</text:p>
          </table:table-cell>
          <table:table-cell office:value-type="string" calcext:value-type="string">
            <text:p>https://i1.adis.ws/i/washford/445448?w=637&amp;h=40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Slant</text:p>
          </table:table-cell>
          <table:table-cell office:value-type="string" calcext:value-type="string">
            <text:p>https://i1.adis.ws/i/washford/159453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MHT</text:p>
          </table:table-cell>
          <table:table-cell office:value-type="string" calcext:value-type="string">
            <text:p>https://i1.adis.ws/i/washford/527652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Mountain Pro</text:p>
          </table:table-cell>
          <table:table-cell office:value-type="string" calcext:value-type="string">
            <text:p>https://i1.adis.ws/i/washford/175293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MTR 8.8</text:p>
          </table:table-cell>
          <table:table-cell office:value-type="string" calcext:value-type="string">
            <text:p>https://i1.adis.ws/i/washford/526597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Hellcat</text:p>
          </table:table-cell>
          <table:table-cell office:value-type="string" calcext:value-type="string">
            <text:p>https://i1.adis.ws/i/washford/593340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ountain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Blast Junior</text:p>
          </table:table-cell>
          <table:table-cell office:value-type="string" calcext:value-type="string">
            <text:p>https://i1.adis.ws/i/washford/400534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untain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https://i1.adis.ws/i/washford/400542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untain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Interzone</text:p>
          </table:table-cell>
          <table:table-cell office:value-type="string" calcext:value-type="string">
            <text:p>https://i1.adis.ws/i/washford/400492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untain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Xpander</text:p>
          </table:table-cell>
          <table:table-cell office:value-type="string" calcext:value-type="string">
            <text:p>https://i1.adis.ws/i/washford/400344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untain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Craze</text:p>
          </table:table-cell>
          <table:table-cell office:value-type="string" calcext:value-type="string">
            <text:p>https://i1.adis.ws/i/washford/400484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untain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Slalom</text:p>
          </table:table-cell>
          <table:table-cell office:value-type="string" calcext:value-type="string">
            <text:p>https://i1.adis.ws/i/washford/400476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untain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https://i1.adis.ws/i/washford/400476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untain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https://i1.adis.ws/i/washford/400500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untain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Axle</text:p>
          </table:table-cell>
          <table:table-cell office:value-type="string" calcext:value-type="string">
            <text:p>https://i1.adis.ws/i/washford/593464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i1.adis.ws/i/washford/221306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https://i1.adis.ws/i/washford/221553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<text:a xlink:href="https://i1.adis.ws/i/washford/221223?w=637&amp;h=403" xlink:type="simple">https://i1.adis.ws/i/washford/221223?w=637&amp;h=403</text:a>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MTX 8.6</text:p>
          </table:table-cell>
          <table:table-cell office:value-type="string" calcext:value-type="string">
            <text:p>https://i1.adis.ws/i/washford/528197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https://i1.adis.ws/i/washford/142020?w=637&amp;h=403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HYB 8.8</text:p>
          </table:table-cell>
          <table:table-cell office:value-type="string" calcext:value-type="string">
            <text:p>https://i1.adis.ws/i/washford/526704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Marasa</text:p>
          </table:table-cell>
          <table:table-cell office:value-type="string" calcext:value-type="string">
            <text:p>https://i1.adis.ws/i/washford/445489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Parva</text:p>
          </table:table-cell>
          <table:table-cell office:value-type="string" calcext:value-type="string">
            <text:p>https://i1.adis.ws/i/washford/496615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Cosmo</text:p>
          </table:table-cell>
          <table:table-cell office:value-type="string" calcext:value-type="string">
            <text:p>https://i1.adis.ws/i/washford/560638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https://i1.adis.ws/i/washford/566569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MTX 8.8</text:p>
          </table:table-cell>
          <table:table-cell office:value-type="string" calcext:value-type="string">
            <text:p>https://i1.adis.ws/i/washford/528346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Subway 2</text:p>
          </table:table-cell>
          <table:table-cell office:value-type="string" calcext:value-type="string">
            <text:p>https://i1.adis.ws/i/washford/221348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HYB 8.9</text:p>
          </table:table-cell>
          <table:table-cell office:value-type="string" calcext:value-type="string">
            <text:p>https://i1.adis.ws/i/washford/526662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rossfire 2</text:p>
          </table:table-cell>
          <table:table-cell office:value-type="string" calcext:value-type="string">
            <text:p>https://i1.adis.ws/i/washford/221363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Excelle</text:p>
          </table:table-cell>
          <table:table-cell office:value-type="string" calcext:value-type="string">
            <text:p>https://i1.adis.ws/i/washford/205267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HYB 8.6</text:p>
          </table:table-cell>
          <table:table-cell office:value-type="string" calcext:value-type="string">
            <text:p>https://i1.adis.ws/i/washford/547098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Hybrid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Kinx</text:p>
          </table:table-cell>
          <table:table-cell office:value-type="string" calcext:value-type="string">
            <text:p>https://i1.adis.ws/i/washford/242641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Subway Junior</text:p>
          </table:table-cell>
          <table:table-cell office:value-type="string" calcext:value-type="string">
            <text:p>https://i1.adis.ws/i/washford/400591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Vortice</text:p>
          </table:table-cell>
          <table:table-cell office:value-type="string" calcext:value-type="string">
            <text:p>https://i1.adis.ws/i/washford/242625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https://i1.adis.ws/i/washford/242625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Saruna </text:p>
          </table:table-cell>
          <table:table-cell office:value-type="string" calcext:value-type="string">
            <text:p>https://i1.adis.ws/i/washford/400583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ttps://i1.adis.ws/i/washford/242567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Hanberry</text:p>
          </table:table-cell>
          <table:table-cell office:value-type="string" calcext:value-type="string">
            <text:p>https://i1.adis.ws/i/washford/141535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i1.adis.ws/i/washford/242591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ttps://i1.adis.ws/i/washford/141527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https://i1.adis.ws/i/washford/141519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lswick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https://i1.adis.ws/i/washford/710778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swick</text:p>
          </table:table-cell>
          <table:table-cell office:value-type="string" calcext:value-type="string">
            <text:p>Cherish</text:p>
          </table:table-cell>
          <table:table-cell office:value-type="string" calcext:value-type="string">
            <text:p>https://i1.adis.ws/i/washford/710695?w=637&amp;h=4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ybrid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tech</text:p>
          </table:table-cell>
          <table:table-cell office:value-type="string" calcext:value-type="string">
            <text:p>City Lowstep</text:p>
          </table:table-cell>
          <table:table-cell office:value-type="string" calcext:value-type="string">
            <text:p>https://i1.adis.ws/i/washford/486160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tech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ttps://i1.adis.ws/i/washford/486178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Vengeance E</text:p>
          </table:table-cell>
          <table:table-cell office:value-type="string" calcext:value-type="string">
            <text:p>https://i1.adis.ws/i/washford/368605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Vulcan E</text:p>
          </table:table-cell>
          <table:table-cell office:value-type="string" calcext:value-type="string">
            <text:p>https://i1.adis.ws/i/washford/288404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rossfire E</text:p>
          </table:table-cell>
          <table:table-cell office:value-type="string" calcext:value-type="string">
            <text:p>https://i1.adis.ws/i/washford/157366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rosscity</text:p>
          </table:table-cell>
          <table:table-cell office:value-type="string" calcext:value-type="string">
            <text:p>https://i1.adis.ws/i/washford/298734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rossfuse</text:p>
          </table:table-cell>
          <table:table-cell office:value-type="string" calcext:value-type="string">
            <text:p>https://i1.adis.ws/i/washford/488364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ttps://i1.adis.ws/i/washford/542248?w=637&amp;h=403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Somerby</text:p>
          </table:table-cell>
          <table:table-cell office:value-type="string" calcext:value-type="string">
            <text:p>https://i1.adis.ws/i/washford/279718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Bizango E</text:p>
          </table:table-cell>
          <table:table-cell office:value-type="string" calcext:value-type="string">
            <text:p>https://i1.adis.ws/i/washford/526985?w=637&amp;h=4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Strada</text:p>
          </table:table-cell>
          <table:table-cell office:value-type="string" calcext:value-type="string">
            <text:p>https://i1.adis.ws/i/washford/610247?w=637&amp;h=4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Somerby</text:p>
          </table:table-cell>
          <table:table-cell office:value-type="string" calcext:value-type="string">
            <text:p>https://i1.adis.ws/i/washford/442072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rosspath</text:p>
          </table:table-cell>
          <table:table-cell office:value-type="string" calcext:value-type="string">
            <text:p><text:a xlink:href="https://i1.adis.ws/i/washford/548864?w=637&amp;h=403" xlink:type="simple">https://i1.adis.ws/i/washford/548864?w=637&amp;h=403</text:a>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1280" calcext:value-type="float">
            <text:p>1280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Somerby</text:p>
          </table:table-cell>
          <table:table-cell office:value-type="string" calcext:value-type="string">
            <text:p>https://i1.adis.ws/i/washford/514726?w=637&amp;h=40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lectric</text:p>
          </table:table-cell>
          <table:table-cell office:value-type="float" office:value="850" calcext:value-type="float">
            <text:p>8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5:17:49.743420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4:35:48.901583162</meta:creation-date>
    <dc:date>2019-03-11T15:20:30.840416103</dc:date>
    <meta:editing-duration>PT47M11S</meta:editing-duration>
    <meta:editing-cycles>4</meta:editing-cycles>
    <meta:generator>LibreOffice/5.3.6.1$Linux_X86_64 LibreOffice_project/30$Build-1</meta:generator>
    <meta:document-statistic meta:table-count="1" meta:cell-count="657" meta:object-count="0"/>
  </office:meta>
</office:document-meta>
</file>